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 svg:font-family="Mono" style:font-pitch="fixed"/>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Overskrift_20_2">
      <style:text-properties officeooo:paragraph-rsid="00073201"/>
    </style:style>
    <style:style style:name="P2" style:family="paragraph" style:parent-style-name="Overskrift_20_2" style:master-page-name="Standard">
      <style:paragraph-properties style:page-number="1"/>
    </style:style>
    <style:style style:name="P3" style:family="paragraph" style:parent-style-name="Topptekst_20_og_20_bunntekst">
      <style:paragraph-properties fo:text-align="start" style:justify-single-word="false" style:writing-mode="lr-tb"/>
    </style:style>
    <style:style style:name="P4" style:family="paragraph" style:parent-style-name="Brødtekst" style:list-style-name="WWNum2"/>
    <style:style style:name="P5" style:family="paragraph" style:parent-style-name="Brødtekst" style:list-style-name="WWNum4"/>
    <style:style style:name="P6" style:family="paragraph" style:parent-style-name="Brødtekst" style:list-style-name="WWNum6"/>
    <style:style style:name="P7" style:family="paragraph" style:parent-style-name="Brødtekst">
      <style:text-properties officeooo:rsid="00073201" officeooo:paragraph-rsid="00073201"/>
    </style:style>
    <style:style style:name="P8" style:family="paragraph" style:parent-style-name="Brødtekst">
      <style:text-properties officeooo:paragraph-rsid="00073201"/>
    </style:style>
    <style:style style:name="P9" style:family="paragraph" style:parent-style-name="Brødtekst">
      <style:text-properties fo:font-style="italic" style:font-style-asian="italic" style:font-style-complex="italic"/>
    </style:style>
    <style:style style:name="P10" style:family="paragraph" style:parent-style-name="Brødtekst">
      <style:text-properties fo:font-style="italic" officeooo:rsid="00073201" officeooo:paragraph-rsid="00073201" style:font-style-asian="italic" style:font-style-complex="italic"/>
    </style:style>
    <style:style style:name="P11" style:family="paragraph" style:parent-style-name="Brødtekst">
      <style:text-properties fo:font-style="italic" officeooo:paragraph-rsid="000919cc" style:font-style-asian="italic" style:font-style-complex="italic"/>
    </style:style>
    <style:style style:name="P12" style:family="paragraph" style:parent-style-name="Brødtekst">
      <style:text-properties officeooo:paragraph-rsid="000919cc"/>
    </style:style>
    <style:style style:name="P13" style:family="paragraph" style:parent-style-name="Overskrift">
      <style:text-properties officeooo:paragraph-rsid="000919cc"/>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language="en" fo:country="US" officeooo:rsid="00073201"/>
    </style:style>
    <style:style style:name="T5" style:family="text">
      <style:text-properties fo:language="de" fo:country="DE"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language="it" fo:country="IT"/>
    </style:style>
    <style:style style:name="T8" style:family="text">
      <style:text-properties style:font-name="Calibri" fo:language="en" fo:country="US" style:font-name-asian="Calibri2" style:font-name-complex="Calibri2"/>
    </style:style>
    <style:style style:name="T9" style:family="text">
      <style:text-properties style:font-name="Calibri" style:font-name-asian="Calibri2" style:font-name-complex="Calibri2"/>
    </style:style>
    <style:style style:name="T10" style:family="text">
      <style:text-properties officeooo:rsid="00073201"/>
    </style:style>
    <style:style style:name="T11" style:family="text">
      <style:text-properties style:font-name="Mono"/>
    </style:style>
    <style:style style:name="T12" style:family="text">
      <style:text-properties style:font-name="Mono" fo:language="en" fo:country="US"/>
    </style:style>
    <style:style style:name="T13" style:family="text">
      <style:text-properties fo:font-weight="bold" style:font-weight-asian="bold" style:font-weight-complex="bold"/>
    </style:style>
    <style:style style:name="T14" style:family="text">
      <style:text-properties officeooo:rsid="000919c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F3800/INF4800</text:p>
      <text:p text:style-name="Title">Assignment B</text:p>
      <text:p text:style-name="Brødtekst"><text:span text:style-name="T2">WHAT TO DELIVER:</text:span></text:p>
      <text:p text:style-name="Brødtekst">Please submit <text:span text:style-name="T10">a zip containing </text:span>both the implementation task <text:span text:style-name="T10">(the entire project) </text:span>and the pencil-and-paper tasks. <text:span text:style-name="T14">Exercise 4 is optional for INF3800 students.</text:span></text:p>
      <text:p text:style-name="Brødtekst"/>
      <text:p text:style-name="Brødtekst"><text:span text:style-name="T5">DEADLINE:</text:span></text:p>
      <text:p text:style-name="P12">The assignment must be submitted, using Devilry, by 2<text:span text:style-name="T10">0</text:span>.02.201<text:span text:style-name="T10">7</text:span> at the latest.</text:p>
      <text:p text:style-name="P13">On paper</text:p>
      <text:p text:style-name="P1">Exercise 1:</text:p>
      <text:p text:style-name="P7">If you wanted to search for <text:span text:style-name="T11">s*ng</text:span> in a permuterm wildcard index, what key(s) would one do the lookup on?</text:p>
      <text:p text:style-name="P7"/>
      <text:p text:style-name="P7"><text:span text:style-name="T6">(Exercise 3.3, page 56)</text:span></text:p>
      <text:p text:style-name="Overskrift_20_2">Exercise 2:</text:p>
      <text:p text:style-name="P7">Compute the edit distance between <text:span text:style-name="T11">paris</text:span> and <text:span text:style-name="T11">alice</text:span>. Write down the <text:span text:style-name="T11">5x5</text:span> array of distances between all prefixes as computed by the algorithm in Figure 3.5.</text:p>
      <text:p text:style-name="P7"/>
      <text:p text:style-name="P10">(Exercise 3.6, page 62)</text:p>
      <text:p text:style-name="Overskrift_20_2">Exercise 3:</text:p>
      <text:p text:style-name="Overskrift_20_3">String matching algorithms</text:p>
      <text:p text:style-name="Brødtekst"/>
      <text:list xml:id="list6142124428153586296" text:style-name="WWNum4">
        <text:list-item>
          <text:p text:style-name="P5"><text:span text:style-name="T1">Kurt has a large dictionary with millions of elements. As part of a document processing system, he wants to develop a module which can efficiently detect whether a word in the document is also present in the dictionary. Describe (i) what kind of data structure Kurt should use to represent his dictionary, and (ii) what kind of algorithm should be used to perform the search. <text:s/></text:span></text:p>
        </text:list-item>
        <text:list-item>
          <text:p text:style-name="P5"><text:span text:style-name="T1">Kurt also has a big dictionary containing the surface forms of the most common words in Norwegian. As part of a spellchecking application, Kurt wants to be able to query the dictionary with a word </text:span><text:span text:style-name="T3">w</text:span><text:span text:style-name="T1">, and get back the set of all words which have an edit distance of at most </text:span><text:span text:style-name="T6">k</text:span><text:span text:style-name="T1"> from </text:span><text:span text:style-name="T3">w</text:span><text:span text:style-name="T1">. <text:s/>More formally, the resulting set is thus defined as </text:span><text:span text:style-name="T3">{w' : editdistance(w' ,w) &lt;= k }</text:span><text:span text:style-name="T1">. <text:s/>You can assume that the maximum distance </text:span><text:span text:style-name="T6">k</text:span><text:span text:style-name="T1"> is small. <text:s/>Describe how Kurt should represent his dictionary and perform the search. </text:span></text:p>
        </text:list-item>
      </text:list>
      <text:p text:style-name="Brødtekst"/>
      <text:p text:style-name="P12">Before answering this exercise, you should read carefully the additional selected papers provided on the course website. <text:s/><text:line-break/></text:p>
      <text:p text:style-name="P11"><text:span text:style-name="T14">(</text:span>This exercise is taken from the V11 final exam<text:span text:style-name="T14">)</text:span></text:p>
      <text:p text:style-name="Overskrift_20_2"><text:soft-page-break/>Exercise 4: <text:span text:style-name="T10">(Optional for INF3800)</text:span></text:p>
      <text:p text:style-name="Overskrift_20_3">Permuterm indexes &amp; Suffix arrays</text:p>
      <text:list xml:id="list9164470331018486569" text:style-name="WWNum6">
        <text:list-item>
          <text:p text:style-name="P6"><text:span text:style-name="T1">Write down the entries in a permuterm index that are generated by the term </text:span><text:span text:style-name="T12">sting</text:span><text:span text:style-name="T1">. If you wanted to search for </text:span><text:span text:style-name="T12">s*ng</text:span><text:span text:style-name="T1"> in a permuterm wildcard index, what key(s) would one do the lookup on?</text:span></text:p>
        </text:list-item>
        <text:list-item>
          <text:p text:style-name="P6"><text:span text:style-name="T1">Consider the term </text:span><text:span text:style-name="T12">mississippi</text:span><text:span text:style-name="T1">. Write down the suffix array for this term, and explain how you can use this to efficiently locate all occurrences of the substring is.</text:span></text:p>
        </text:list-item>
      </text:list>
      <text:p text:style-name="Brødtekst"/>
      <text:p text:style-name="P9"><text:span text:style-name="T10">(</text:span>This exercise is taken from the V14 final exam<text:span text:style-name="T10">)</text:span></text:p>
      <text:p text:style-name="Overskrift"><text:span text:style-name="T7">In code</text:span></text:p>
      <text:p text:style-name="Brødtekst"/>
      <text:p text:style-name="Brødtekst">Some types of searches can very well be carried out without the use of an inverted index. In this assignment you will implement a simple in-memory index that uses a suffix array to do phrase searches. E.g., the user query <text:span text:style-name="T6">foo bar baz</text:span> would require that we find the exact phrase <text:span text:style-name="T6">foo bar baz</text:span> somewhere in each document in the result set.</text:p>
      <text:p text:style-name="Brødtekst"/>
      <text:p text:style-name="Brødtekst">Download the code for the assignment B, which contains the SimpleSearch code, and notably a partial implementation of <text:span text:style-name="T8">SuffixArray.java</text:span>. <text:s/>Your task is to develop the remaining part of the code. <text:s/>The Junit test <text:span text:style-name="T9">ObligBTest.java</text:span> will allow you to easily check if your implementation of the suffix array behaves according to its specification. </text:p>
      <text:p text:style-name="Brødtekst"/>
      <text:p text:style-name="P8"><text:span text:style-name="T13">Optional:</text:span> If you have some free time, find a way to minimize the memory space requirements of your implementation, by using the minimal number of bytes necessary to record the suffix array, and avoid the creation of thousands of unnecessary objec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 svg:font-family="Mono" style:font-pitch="fixed"/>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a"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a"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in"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ffffff" fo:padding="0in"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opptekst_20_og_20_bunntekst" style:display-name="Topptekst og bunntekst" style:family="paragraph" style:default-outline-level="">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ffffff" fo:keep-with-next="auto" style:writing-mode="lr-tb">
        <style:tab-stops>
          <style:tab-stop style:position="6.2638in" style:type="right"/>
        </style:tab-stops>
      </style:paragraph-properties>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2pt" fo:letter-spacing="normal" fo:font-style="normal" style:text-underline-style="none" fo:font-weight="normal" style:letter-kerning="false"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Overskrift_20_2" style:display-name="Overskrift 2" style:family="paragraph" style:default-outline-level="">
      <loext:graphic-properties draw:fill="solid" draw:fill-color="#ffffff"/>
      <style:paragraph-properties fo:margin-left="0in" fo:margin-right="0in" fo:margin-top="0.139in" fo:margin-bottom="0in" loext:contextual-spacing="false" fo:line-height="100%" fo:text-align="start" style:justify-single-word="false" fo:keep-together="always" fo:orphans="2" fo:widows="2" fo:hyphenation-ladder-count="no-limit" fo:text-indent="0in" style:auto-text-indent="false" fo:break-before="auto" fo:break-after="auto" fo:background-color="#ffffff" fo:keep-with-next="always" style:writing-mode="lr-tb"/>
      <style:text-properties fo:font-variant="normal" fo:text-transform="none" fo:color="#4f81bd" style:text-outline="false" style:text-line-through-style="none" style:text-line-through-type="none" style:text-position="0% 100%" style:font-name="Calibri" fo:font-family="Calibri" style:font-family-generic="roman" style:font-pitch="variable" fo:font-size="13pt" fo:letter-spacing="normal" fo:language="en" fo:country="US" fo:font-style="normal" style:text-underline-style="none" fo:font-weight="bold" style:letter-kerning="false" style:font-name-asian="Calibri2" style:font-family-asian="Calibri" style:font-family-generic-asian="system" style:font-pitch-asian="variable" style:font-size-asian="13pt" style:font-style-asian="normal" style:font-weight-asian="bold" style:font-name-complex="Calibri2" style:font-family-complex="Calibri" style:font-family-generic-complex="system" style:font-pitch-complex="variable" style:font-size-complex="13pt" style:font-style-complex="normal" style:font-weight-complex="bold" fo:hyphenate="true" fo:hyphenation-remain-char-count="2" fo:hyphenation-push-char-count="2"/>
    </style:style>
    <style:style style:name="Brødtekst" style:family="paragraph" style:default-outline-level="">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Cambria" fo:font-family="Cambria" style:font-family-generic="roman" style:font-pitch="variable" fo:font-size="12pt" fo:letter-spacing="normal" fo:language="en" fo:country="US" fo:font-style="normal" style:text-underline-style="none" fo:font-weight="normal" style:letter-kerning="false" style:font-name-asian="Cambria1" style:font-family-asian="Cambria" style:font-family-generic-asian="system" style:font-pitch-asian="variable" style:font-size-asian="12pt" style:font-style-asian="normal" style:font-weight-asian="normal" style:font-name-complex="Cambria1" style:font-family-complex="Cambria" style:font-family-generic-complex="system" style:font-pitch-complex="variable" style:font-size-complex="12pt" style:font-style-complex="normal" style:font-weight-complex="normal" fo:hyphenate="true" fo:hyphenation-remain-char-count="2" fo:hyphenation-push-char-count="2"/>
    </style:style>
    <style:style style:name="Title" style:family="paragraph" style:parent-style-name="Heading" style:next-style-name="Brødtekst" style:default-outline-level="" style:class="chapter">
      <loext:graphic-properties draw:fill="solid" draw:fill-color="#ffffff"/>
      <style:paragraph-properties fo:margin-left="0in" fo:margin-right="0in" fo:margin-top="0in" fo:margin-bottom="0.2083in" loext:contextual-spacing="false" fo:line-height="100%" fo:text-align="start" style:justify-single-word="false" fo:keep-together="always" fo:orphans="2" fo:widows="2" fo:hyphenation-ladder-count="no-limit" fo:text-indent="0in" style:auto-text-indent="false" fo:break-before="auto" fo:break-after="auto" fo:background-color="#ffffff" fo:keep-with-next="always" style:writing-mode="lr-tb"/>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26pt" fo:letter-spacing="normal" fo:language="en" fo:country="US" fo:font-style="normal" style:text-underline-style="none" fo:font-weight="normal" style:letter-kerning="false" style:font-name-asian="Calibri2" style:font-family-asian="Calibri" style:font-family-generic-asian="system" style:font-pitch-asian="variable" style:font-size-asian="26pt" style:font-style-asian="normal" style:font-weight-asian="normal" style:font-name-complex="Calibri2" style:font-family-complex="Calibri" style:font-family-generic-complex="system" style:font-pitch-complex="variable" style:font-size-complex="26pt" style:font-style-complex="normal" style:font-weight-complex="normal" fo:hyphenate="true" fo:hyphenation-remain-char-count="2" fo:hyphenation-push-char-count="2"/>
    </style:style>
    <style:style style:name="Overskrift" style:family="paragraph" style:next-style-name="Brødtekst" style:default-outline-level="">
      <loext:graphic-properties draw:fill="solid" draw:fill-color="#ffffff"/>
      <style:paragraph-properties fo:margin-left="0in" fo:margin-right="0in" fo:margin-top="0.3335in" fo:margin-bottom="0in" loext:contextual-spacing="false" fo:line-height="100%" fo:text-align="start" style:justify-single-word="false" fo:keep-together="always" fo:orphans="2" fo:widows="2" fo:hyphenation-ladder-count="no-limit" fo:text-indent="0in" style:auto-text-indent="false" fo:break-before="auto" fo:break-after="auto" fo:background-color="#ffffff" fo:keep-with-next="always" style:writing-mode="lr-tb"/>
      <style:text-properties fo:font-variant="normal" fo:text-transform="none" fo:color="#335b8a" style:text-outline="false" style:text-line-through-style="none" style:text-line-through-type="none" style:text-position="0% 100%" style:font-name="Calibri" fo:font-family="Calibri" style:font-family-generic="roman" style:font-pitch="variable" fo:font-size="16pt" fo:letter-spacing="normal" fo:language="fr" fo:country="FR" fo:font-style="normal" style:text-underline-style="none" fo:font-weight="bold" style:letter-kerning="false" style:font-name-asian="Calibri2" style:font-family-asian="Calibri" style:font-family-generic-asian="system" style:font-pitch-asian="variable" style:font-size-asian="16pt" style:font-style-asian="normal" style:font-weight-asian="bold" style:font-name-complex="Calibri2" style:font-family-complex="Calibri" style:font-family-generic-complex="system" style:font-pitch-complex="variable" style:font-size-complex="16pt" style:font-style-complex="normal" style:font-weight-complex="bold" fo:hyphenate="true" fo:hyphenation-remain-char-count="2" fo:hyphenation-push-char-count="2"/>
    </style:style>
    <style:style style:name="Overskrift_20_3" style:display-name="Overskrift 3" style:family="paragraph" style:next-style-name="Brødtekst" style:default-outline-level="">
      <loext:graphic-properties draw:fill="solid" draw:fill-color="#ffffff"/>
      <style:paragraph-properties fo:margin-left="0in" fo:margin-right="0in" fo:margin-top="0.139in" fo:margin-bottom="0in" loext:contextual-spacing="false" fo:line-height="100%" fo:text-align="start" style:justify-single-word="false" fo:keep-together="always" fo:orphans="2" fo:widows="2" fo:hyphenation-ladder-count="no-limit" fo:text-indent="0in" style:auto-text-indent="false" fo:break-before="auto" fo:break-after="auto" fo:background-color="#ffffff" fo:keep-with-next="always" style:writing-mode="lr-tb"/>
      <style:text-properties fo:font-variant="normal" fo:text-transform="none" fo:color="#4f81bd" style:text-outline="false" style:text-line-through-style="none" style:text-line-through-type="none" style:text-position="0% 100%" style:font-name="Calibri" fo:font-family="Calibri" style:font-family-generic="roman" style:font-pitch="variable" fo:font-size="12pt" fo:letter-spacing="normal" fo:font-style="normal" style:text-underline-style="none" fo:font-weight="bold" style:letter-kerning="false" style:font-name-asian="Calibri2" style:font-family-asian="Calibri" style:font-family-generic-asian="system" style:font-pitch-asian="variable" style:font-size-asian="12pt" style:font-style-asian="normal" style:font-weight-asian="bold" style:font-name-complex="Calibri2" style:font-family-complex="Calibri" style:font-family-generic-complex="system" style:font-pitch-complex="variable" style:font-size-complex="12pt" style:font-style-complex="normal" style:font-weight-complex="bold" fo:hyphenate="true" fo:hyphenation-remain-char-count="2" fo:hyphenation-push-char-count="2"/>
    </style:style>
    <style:style style:name="Header" style:family="paragraph" style:parent-style-name="Standard" style:class="extra"/>
    <style:style style:name="Footer" style:family="paragraph" style:parent-style-name="Standard" style:class="extra"/>
    <style:style style:name="Heading_20_3" style:display-name="Heading 3" style:family="paragraph" style:parent-style-name="Heading" style:class="text"/>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00000a"/>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ystem" style:font-pitch-asian="variable" style:font-style-asian="normal" style:font-weight-asian="normal" style:font-name-complex="Arial" style:font-family-complex="Arial" style:font-family-generic-complex="system" style:font-pitch-complex="variable" style:font-style-complex="normal" style:font-weight-complex="normal"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ystem" style:font-pitch-asian="variable" style:font-style-asian="normal" style:font-weight-asian="normal" style:font-name-complex="Arial" style:font-family-complex="Arial" style:font-family-generic-complex="system" style:font-pitch-complex="variable" style:font-style-complex="normal" style:font-weight-complex="normal"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ystem" style:font-pitch-asian="variable" style:font-style-asian="normal" style:font-weight-asian="normal" style:font-name-complex="Arial" style:font-family-complex="Arial" style:font-family-generic-complex="system" style:font-pitch-complex="variable" style:font-style-complex="normal" style:font-weight-complex="normal"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ystem" style:font-pitch-asian="variable" style:font-style-asian="normal" style:font-weight-asian="normal" style:font-name-complex="Arial" style:font-family-complex="Arial" style:font-family-generic-complex="system" style:font-pitch-complex="variable" style:font-style-complex="normal" style:font-weight-complex="normal"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ystem" style:font-pitch-asian="variable" style:font-style-asian="normal" style:font-weight-asian="normal" style:font-name-complex="Arial" style:font-family-complex="Arial" style:font-family-generic-complex="system" style:font-pitch-complex="variable" style:font-style-complex="normal" style:font-weight-complex="normal"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ystem" style:font-pitch-asian="variable" style:font-style-asian="normal" style:font-weight-asian="normal" style:font-name-complex="Arial" style:font-family-complex="Arial" style:font-family-generic-complex="system" style:font-pitch-complex="variable" style:font-style-complex="normal" style:font-weight-complex="normal"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ystem" style:font-pitch-asian="variable" style:font-style-asian="normal" style:font-weight-asian="normal" style:font-name-complex="Arial" style:font-family-complex="Arial" style:font-family-generic-complex="system" style:font-pitch-complex="variable" style:font-style-complex="normal" style:font-weight-complex="normal"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ystem" style:font-pitch-asian="variable" style:font-style-asian="normal" style:font-weight-asian="normal" style:font-name-complex="Arial" style:font-family-complex="Arial" style:font-family-generic-complex="system" style:font-pitch-complex="variable" style:font-style-complex="normal" style:font-weight-complex="normal"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ystem" style:font-pitch-asian="variable" style:font-style-asian="normal" style:font-weight-asian="normal" style:font-name-complex="Arial" style:font-family-complex="Arial" style:font-family-generic-complex="system" style:font-pitch-complex="variable" style:font-style-complex="normal" style:font-weight-complex="normal"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ystem" style:font-pitch-asian="variable" style:font-style-asian="normal" style:font-weight-asian="normal" style:font-name-complex="Arial" style:font-family-complex="Arial" style:font-family-generic-complex="system" style:font-pitch-complex="variable" style:font-style-complex="normal" style:font-weight-complex="normal"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ystem" style:font-pitch-asian="variable" style:font-style-asian="normal" style:font-weight-asian="normal" style:font-name-complex="Arial" style:font-family-complex="Arial" style:font-family-generic-complex="system" style:font-pitch-complex="variable" style:font-style-complex="normal" style:font-weight-complex="normal"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ystem" style:font-pitch-asian="variable" style:font-style-asian="normal" style:font-weight-asian="normal" style:font-name-complex="Arial" style:font-family-complex="Arial" style:font-family-generic-complex="system" style:font-pitch-complex="variable" style:font-style-complex="normal" style:font-weight-complex="normal"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ystem" style:font-pitch-asian="variable" style:font-style-asian="normal" style:font-weight-asian="normal" style:font-name-complex="Arial" style:font-family-complex="Arial" style:font-family-generic-complex="system" style:font-pitch-complex="variable" style:font-style-complex="normal" style:font-weight-complex="normal"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ystem" style:font-pitch-asian="variable" style:font-style-asian="normal" style:font-weight-asian="normal" style:font-name-complex="Arial" style:font-family-complex="Arial" style:font-family-generic-complex="system" style:font-pitch-complex="variable" style:font-style-complex="normal" style:font-weight-complex="normal"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ystem" style:font-pitch-asian="variable" style:font-style-asian="normal" style:font-weight-asian="normal" style:font-name-complex="Arial" style:font-family-complex="Arial" style:font-family-generic-complex="system" style:font-pitch-complex="variable" style:font-style-complex="normal" style:font-weight-complex="normal"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ystem" style:font-pitch-asian="variable" style:font-style-asian="normal" style:font-weight-asian="normal" style:font-name-complex="Arial" style:font-family-complex="Arial" style:font-family-generic-complex="system" style:font-pitch-complex="variable" style:font-style-complex="normal" style:font-weight-complex="normal"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ystem" style:font-pitch-asian="variable" style:font-style-asian="normal" style:font-weight-asian="normal" style:font-name-complex="Arial" style:font-family-complex="Arial" style:font-family-generic-complex="system" style:font-pitch-complex="variable" style:font-style-complex="normal" style:font-weight-complex="normal"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ystem" style:font-pitch-asian="variable" style:font-style-asian="normal" style:font-weight-asian="normal" style:font-name-complex="Arial" style:font-family-complex="Arial" style:font-family-generic-complex="system" style:font-pitch-complex="variable" style:font-style-complex="normal" style:font-weight-complex="normal"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6" style:display-name="ListLabel 4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7" style:display-name="ListLabel 4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8" style:display-name="ListLabel 4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9" style:display-name="ListLabel 4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0" style:display-name="ListLabel 5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1" style:display-name="ListLabel 5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2" style:display-name="ListLabel 5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3" style:display-name="ListLabel 5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4" style:display-name="ListLabel 54" style:family="text">
      <style:text-properties fo:font-variant="normal" fo:text-transform="none" style:text-outline="false" style:text-line-through-style="none" style:text-line-through-type="none" style:text-position="0% 100%" fo:letter-spacing="normal" style:letter-kerning="false" style:text-scale="100%" style:font-relief="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rt_20_stil_20_1" style:display-name="Importert stil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rt_20_stil_20_2" style:display-name="Importert stil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rt_20_stil_20_3" style:display-name="Importert stil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Arial"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Arial" style:font-family-generic="swis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fo:font-family="Arial" style:font-family-generic="swis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fo:font-family="Arial" style:font-family-generic="swis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Arial" style:font-family-generic="swis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fo:font-family="Arial" style:font-family-generic="swis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fo:font-family="Arial" style:font-family-generic="swis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Arial" style:font-family-generic="swis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fo:font-family="Arial" style:font-family-generic="swis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fo:font-family="Arial" style:font-family-generic="swis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fo:font-family="Arial" style:font-family-generic="swis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fo:font-family="Arial" style:font-family-generic="swis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fo:font-family="Arial" style:font-family-generic="swis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fo:font-family="Arial" style:font-family-generic="swis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fo:font-family="Arial" style:font-family-generic="swis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fo:font-family="Arial" style:font-family-generic="swis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198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198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198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198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198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198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0.198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198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198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style:list-level-label-alignment text:label-followed-by="listtab" fo:text-indent="-0.198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198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198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Topptekst_20_og_20_bunntekst">
      <style:paragraph-properties fo:text-align="start" style:justify-single-word="false" style:writing-mode="lr-tb"/>
    </style:style>
    <style:page-layout style:name="Mpm1">
      <style:page-layout-properties fo:page-width="8.2681in" fo:page-height="11.6929in" style:num-format="1" style:print-orientation="portrait" fo:margin-top="0.5in" fo:margin-bottom="0.5in" fo:margin-left="1.25in" fo:margin-right="1.25in" style:writing-mode="rl-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06T15:35:04.863693584</dc:date>
    <meta:editing-duration>PT4M55S</meta:editing-duration>
    <meta:editing-cycles>1</meta:editing-cycles>
    <meta:document-statistic meta:table-count="0" meta:image-count="0" meta:object-count="0" meta:page-count="2" meta:paragraph-count="28" meta:word-count="533" meta:character-count="3105" meta:non-whitespace-character-count="2592"/>
    <meta:generator>LibreOffice/5.1.4.2$Linux_X86_64 LibreOffice_project/10m0$Build-2</meta:generator>
  </office:meta>
</office:document-meta>
</file>